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eb365" officeooo:paragraph-rsid="001eb365"/>
    </style:style>
    <style:style style:name="P2" style:family="paragraph" style:parent-style-name="Standard">
      <style:text-properties fo:language="fr" fo:country="FR" officeooo:rsid="001eb365" officeooo:paragraph-rsid="001eb365"/>
    </style:style>
    <style:style style:name="P3" style:family="paragraph" style:parent-style-name="Standard">
      <style:text-properties fo:language="fr" fo:country="FR" officeooo:rsid="0023ba8f" officeooo:paragraph-rsid="0023ba8f"/>
    </style:style>
    <style:style style:name="T1" style:family="text">
      <style:text-properties officeooo:rsid="00209d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time warping:</text:p>
      <text:p text:style-name="P1"/>
      <text:p text:style-name="P1">principe général de fonctionnement:</text:p>
      <text:p text:style-name="P1"/>
      <text:p text:style-name="P1"><text:tab/>l’algorithme consiste à calculer une <text:span text:style-name="T1">aligner deux séries temporelles en tenant compte d’éventuelles différence de vitesse entre les échantillons. Une fois cet alignement réalisé on peut extraire une distance entre les deux échantillons.</text:span></text:p>
      <text:p text:style-name="P1"/>
      <text:p text:style-name="P1">Contrainte de localité et intérêt:</text:p>
      <text:p text:style-name="P1"/>
      <text:p text:style-name="P1"><text:tab/>Le principe de la contrainte de localité est d’éviter que l’algorithme n’associe deux points d’une série s’ils sont trop éloignés, <text:span text:style-name="T1">ce qui donnerait une distance DTW effectivement plus faible mais correspondrait à un alignement de séquences qui n’a pas de sens dans la realité. Celà permet également d’accélérer l’algorithme puisqu’il ne doit alors plus calculer de score d’association entre des points trop éloignés temporellement.</text:span></text:p>
      <text:p text:style-name="P1"/>
      <text:p text:style-name="P3">Formulation récursive du DTW :</text:p>
      <text:p text:style-name="P3"/>
      <text:p text:style-name="P3">DTW(S1, S2, locality)</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18:39.504753284</meta:creation-date>
    <meta:generator>LibreOffice/5.3.1.2$Linux_X86_64 LibreOffice_project/30m0$Build-2</meta:generator>
    <dc:date>2017-04-24T22:26:24.517241791</dc:date>
    <meta:editing-duration>PT6H34M3S</meta:editing-duration>
    <meta:editing-cycles>2</meta:editing-cycles>
    <meta:document-statistic meta:table-count="0" meta:image-count="0" meta:object-count="0" meta:page-count="1" meta:paragraph-count="8" meta:word-count="117" meta:character-count="811" meta:non-whitespace-character-count="698"/>
  </office:meta>
</office:document-meta>
</file>